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erif" svg:font-family="'DejaVu Serif'"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33ad0e" officeooo:paragraph-rsid="00007034"/>
    </style:style>
    <style:style style:name="P2" style:family="paragraph" style:parent-style-name="Standard">
      <style:text-properties officeooo:rsid="000255a5" officeooo:paragraph-rsid="00007034"/>
    </style:style>
    <style:style style:name="P3" style:family="paragraph" style:parent-style-name="Standard">
      <style:text-properties fo:font-weight="bold" officeooo:rsid="0033ad0e" officeooo:paragraph-rsid="00007034" style:font-weight-asian="bold" style:font-weight-complex="bold"/>
    </style:style>
    <style:style style:name="P4" style:family="paragraph" style:parent-style-name="Standard">
      <style:text-properties officeooo:rsid="0002bdac" officeooo:paragraph-rsid="0002bdac"/>
    </style:style>
    <style:style style:name="P5" style:family="paragraph" style:parent-style-name="Standard">
      <style:text-properties officeooo:rsid="00033072" officeooo:paragraph-rsid="00033072"/>
    </style:style>
    <style:style style:name="P6" style:family="paragraph" style:parent-style-name="Title" style:master-page-name="">
      <style:paragraph-properties style:page-number="auto"/>
      <style:text-properties officeooo:paragraph-rsid="00007034"/>
    </style:style>
    <style:style style:name="P7" style:family="paragraph" style:parent-style-name="Aufgabenstellung">
      <style:text-properties fo:font-weight="bold" officeooo:paragraph-rsid="00007034" style:font-weight-asian="bold" style:font-weight-complex="bold"/>
    </style:style>
    <style:style style:name="P8" style:family="paragraph" style:parent-style-name="Aufgabenstellung">
      <style:text-properties officeooo:paragraph-rsid="00007034"/>
    </style:style>
    <style:style style:name="P9" style:family="paragraph" style:parent-style-name="Standard">
      <style:text-properties fo:font-weight="bold" officeooo:rsid="0001167d" officeooo:paragraph-rsid="0001167d" style:font-weight-asian="bold" style:font-weight-complex="bold"/>
    </style:style>
    <style:style style:name="P10" style:family="paragraph" style:parent-style-name="Standard">
      <style:text-properties fo:font-weight="bold" officeooo:rsid="00086905" officeooo:paragraph-rsid="00086905" style:font-weight-asian="bold" style:font-weight-complex="bold"/>
    </style:style>
    <style:style style:name="P11" style:family="paragraph" style:parent-style-name="Standard">
      <style:text-properties fo:font-weight="bold" officeooo:rsid="00086905" officeooo:paragraph-rsid="00007034" style:font-weight-asian="bold" style:font-weight-complex="bold"/>
    </style:style>
    <style:style style:name="P12" style:family="paragraph" style:parent-style-name="Standard">
      <style:text-properties officeooo:rsid="0003bc0b" officeooo:paragraph-rsid="0003bc0b"/>
    </style:style>
    <style:style style:name="P13" style:family="paragraph" style:parent-style-name="Standard">
      <style:text-properties officeooo:rsid="000afbae" officeooo:paragraph-rsid="000afbae"/>
    </style:style>
    <style:style style:name="P14" style:family="paragraph" style:parent-style-name="Standard">
      <style:text-properties officeooo:rsid="000afbae" officeooo:paragraph-rsid="0011adaf"/>
    </style:style>
    <style:style style:name="P15" style:family="paragraph" style:parent-style-name="Standard">
      <style:text-properties officeooo:rsid="000f0149" officeooo:paragraph-rsid="000f0149"/>
    </style:style>
    <style:style style:name="P16" style:family="paragraph" style:parent-style-name="Standard">
      <style:text-properties officeooo:rsid="001104a0" officeooo:paragraph-rsid="001104a0"/>
    </style:style>
    <style:style style:name="T1" style:family="text">
      <style:text-properties fo:font-weight="bold" style:font-weight-asian="bold" style:font-weight-complex="bold"/>
    </style:style>
    <style:style style:name="T2" style:family="text">
      <style:text-properties fo:font-weight="bold" officeooo:rsid="0002bdac" style:font-weight-asian="bold" style:font-weight-complex="bold"/>
    </style:style>
    <style:style style:name="T3" style:family="text">
      <style:text-properties fo:font-weight="bold" officeooo:rsid="00086905" style:font-weight-asian="bold" style:font-weight-complex="bold"/>
    </style:style>
    <style:style style:name="T4" style:family="text">
      <style:text-properties officeooo:rsid="000255a5"/>
    </style:style>
    <style:style style:name="T5" style:family="text">
      <style:text-properties officeooo:rsid="00007034"/>
    </style:style>
    <style:style style:name="T6" style:family="text">
      <style:text-properties officeooo:rsid="00009a7f"/>
    </style:style>
    <style:style style:name="T7" style:family="text">
      <style:text-properties officeooo:rsid="0002bdac"/>
    </style:style>
    <style:style style:name="T8" style:family="text">
      <style:text-properties officeooo:rsid="00033072"/>
    </style:style>
    <style:style style:name="T9" style:family="text">
      <style:text-properties officeooo:rsid="0003bc0b"/>
    </style:style>
    <style:style style:name="T10" style:family="text">
      <style:text-properties officeooo:rsid="00041bca"/>
    </style:style>
    <style:style style:name="T11" style:family="text">
      <style:text-properties officeooo:rsid="0008d8b3"/>
    </style:style>
    <style:style style:name="T12" style:family="text">
      <style:text-properties officeooo:rsid="000afbae"/>
    </style:style>
    <style:style style:name="T13" style:family="text">
      <style:text-properties officeooo:rsid="000b0982"/>
    </style:style>
    <style:style style:name="T14" style:family="text">
      <style:text-properties officeooo:rsid="000cb5a1"/>
    </style:style>
    <style:style style:name="T15" style:family="text">
      <style:text-properties officeooo:rsid="000ff737"/>
    </style:style>
    <style:style style:name="T16" style:family="text">
      <style:text-properties officeooo:rsid="001104a0"/>
    </style:style>
    <style:style style:name="T17" style:family="text">
      <style:text-properties officeooo:rsid="00111678"/>
    </style:style>
    <style:style style:name="T18" style:family="text">
      <style:text-properties officeooo:rsid="0011adaf"/>
    </style:style>
    <style:style style:name="T19" style:family="text">
      <style:text-properties officeooo:rsid="001239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eschichte Gattlands – Die <text:span text:style-name="T5">Rehu</text:span></text:p>
      <text:p text:style-name="P2"/>
      <text:p text:style-name="P7">Was enthalten sein muss: </text:p>
      <text:p text:style-name="P8">Die Geschichte Gattlands durch die Augen der <text:span text:style-name="T6">Rehu</text:span></text:p>
      <text:p text:style-name="P8">Kontr<text:span text:style-name="T4">a</text:span>positionen zwischen Alim und <text:span text:style-name="T6">der</text:span> noch zu konstruierende<text:span text:style-name="T6">n</text:span> Vertreter<text:span text:style-name="T6">in</text:span> der <text:span text:style-name="T6">Rehu</text:span></text:p>
      <text:p text:style-name="P11"/>
      <text:p text:style-name="P9">Rehu bedeutet „Gläubige“ und beschrieb die ersten Anhänger der Dreifachen, die in einem Flüchtlingsstrom aus dem Osten nach Gattland kamen. Sie bestanden ursprünglich <text:span text:style-name="T12">aus einer Mischung verschiedener Völker und Nationen, hauptsächlich Frauen und Kinder, die aus einem durch Krieg verwüsteten Land flohen. </text:span></text:p>
      <text:p text:style-name="P10">Gerüchte besagen, dass der Kontinent aus denen die Rehu kamen in einem riesigen Krieg der Maschinen untergegangen sei, den die Menschen zwar begonnen hatten, schließlich aber nicht mehr kontrollieren konnten.</text:p>
      <text:p text:style-name="P3"/>
      <text:p text:style-name="P1"><text:span text:style-name="T1">145 </text:span><text:span text:style-name="T2">nach</text:span><text:span text:style-name="T1"> der Verheerenden Flut, </text:span><text:span text:style-name="T2">im Jahre 44</text:span><text:span text:style-name="T1"> </text:span><text:span text:style-name="T3">des</text:span><text:span text:style-name="T2"> Zeitalter</text:span><text:span text:style-name="T3">s</text:span><text:span text:style-name="T2"> der Alten</text:span><text:span text:style-name="T7"> </text:span>wandert eine Flüchtlingswelle von Osten über den Frauenpass ein. <text:span text:style-name="T11">Angeführt wird sie von magiebegabten Frauen, die sich im vom Krieg verwüsteten Osten zusammengeschlossen haben und die Flüchtlinge mit ihrer Magie schützen. Um das Misstrauen und den Zwist in der heterogenen Flüchtlingskollone abzufangen berufen sich die Frauen auf eine göttliche Macht, die sie angeblich ins gelobte Land führe. Bei dieser Macht handle es sich um die dreifache Göttin, die so huldvoll sei, dass sie nur in ihrer geteilten Gestalt als drei Schwestern begriffen werden kann. </text:span></text:p>
      <text:p text:style-name="P1"/>
      <text:p text:style-name="P3"><text:soft-page-break/>Konzept:</text:p>
      <text:p text:style-name="P1">Gemälde <text:span text:style-name="T7">1</text:span> – <text:span text:style-name="T7">Strom majestätischer Frauen mit Kindern und Wagen im Heiligenschein der Dreifachen.</text:span></text:p>
      <text:p text:style-name="P4">Gemälde 2 – ein<text:span text:style-name="T8">e</text:span> gewaltige <text:span text:style-name="T8">Stadt in einer fruchtbaren Oase</text:span></text:p>
      <text:p text:style-name="P4"/>
      <text:p text:style-name="P5">Kontrapunkt 1 – Flüchtlingsstrom, also eher Bittsteller <text:span text:style-name="T9">und halb verhungert ← Ihre Ankunft löst auch eklatante Versorgungsprobleme beim alten Volk aus. </text:span></text:p>
      <text:p text:style-name="P5"/>
      <text:p text:style-name="P12">Ansatz für eine Kurzgeschichte, zur Religion: Magierinnen die ihre Magie <text:span text:style-name="T10">als göttliche Gabe verkaufen um die verängstigten Flüchtlinge zu einen und ihnen Hoffnung zu geben. </text:span></text:p>
      <text:p text:style-name="P12"/>
      <text:p text:style-name="P14">„Dieses Gemälde zeigt NAME1, NAME2 und NAME3, wie sie die verlorenen Berge teilen, um die Gläubigen nach Gattland zu führen“, erklärte NAME DER REHU. Ihre Stimme war durch den kunstvoll gefalteten Stoff vor ihrem Gesicht leicht gedämpft und Alim war sich nicht sicher, ob es wirklich <text:span text:style-name="T18">dieselbe </text:span>NAME DER REHU war <text:span text:style-name="T18">wie gestern</text:span>. <text:span text:style-name="T18">E</text:span>r <text:span text:style-name="T18">konnte </text:span>den Eindruck die verhüllte Frau sei über Nacht kleiner geworden <text:span text:style-name="T18">einfach </text:span>nicht abschütteln. <text:span text:style-name="T18">Die Tradition der </text:span>Verschleierung <text:span text:style-name="T18">reichte bei den Rehu in eben die Zeit <text:s/>zurück die auch das Gemälde zu beschreiben suchte. Da waren 15.000 Flüchtlinge, zumeist Frauen und Kinder angeführt von Frauen die in ein fremdes und wahrscheinlich männlich geprägte Land einzogen. Sie hatten keine Waffen, keine Güter und obwohl sie die Magienutzung nach Gattland brachten waren sie zu wenige um sich damit gewaltsam eine Position zu erkämpfen. Sie waren auf Diplomatie angewiesen, darauf mit ihrem Wort zu handeln. Alim versuchte sich eine Welt auszumalen bei der es nötig gewesen <text:s/>war den gesamten Körper inklusive des Gesichts zu verhüllen, nur </text:span><text:soft-page-break/><text:span text:style-name="T18">um sicher zu stellen, dass der Gegenüber darauf achtete was man sagte. Über das alte Volk war nicht viel überliefert, doch viele alte Rehu Märchen deuten darauf hin, dass die dunkelhäutigen, hochgewachsenen Frauen das absolute Schönheitsideal gewesen sein mussten. Die vielen Prinzen aus alten Zeit die sich unsterblich in Betelweiber der Rehu verliebten, füllten halbe Bibliotheken. Bei den Vahani herrschte offiziell das Patriarchiat, Männer lebten mit ihrem Harem und ihren ungezählten Kindern zusammen und bestimmten über alle Geschicke. Gerüchten zufolge sollen es eher Frauenverbände gewesen sein, die sich immer wieder wechselnde Männer hinzuholten. Alim stutzte. Sein Blick streifte misstrauisch durch die Bildergalerie: Auf allen Bildern standen Frauen im Mittelpunkt. Selbst auf den Landschaftsgestaltungen war zumindest der Schatten einer in die dargestellte Ferne blickenden Frau zu erkennen. Waren solche Gerüchte Rehuwerk? Strategische Fehldeutung, um die Position der Frau und damit der Dreifachen zu stärken, gestreut von einem Volk das in einer sehr heiklen Zeit nur aus Frauen zu bestehen schien? Alim schüttelte den Kopf und verwarf die paranoiden Gedanken. Er nickte NAME DER REHU zu und wandte sich dem Bild zu, das ein auffälliges Format aufwies:</text:span></text:p>
      <text:p text:style-name="P14"><text:span text:style-name="T19">Es war schmal und sehr hoch, obwohl der Blick der drei dicht beieinander stehenden Frauen in eine nicht dargestellte Weite zu gehen schien. Die Flüchtlingsmassen die die drei genannten anführten, waren nur durch am Boden liegende Bündel und Wagenspuren dargestellt.</text:span></text:p>
      <text:p text:style-name="P13">„<text:span text:style-name="T14">Die Teilung der Berge ist hier natürlich nur eine Metapher, auch wenn Menschen früherer Zeiten es wohl Wörtlich genommen haben“, erklärte NAME DER REHU und bewies damit eine Bodenständigkeit, die Alim bei den Vertretern der Thronerben oft vermisste. „Diese drei waren mächtige Magierinnen, doch das </text:span><text:soft-page-break/><text:span text:style-name="T14">einzige Wunder das sie vollbracht hatten, war es einen Zug von mehreren Tausend Flüchtlingen unterschiedlichster Nation geeint und mit überschaubaren Verlusten aus einem Gebiet heraus zu bringen, das durch Krieg so nachhaltig vernichtet wurde, dass wir seit damals nie wieder etwas aus dieser Gegend gehört haben.“</text:span></text:p>
      <text:p text:style-name="P15">Alim betrachtete die drei Frauen, die im Gegensatz zu seiner Begleiterin, sehr wohl so dargestellt wurden, als sollten ihre Reize die Betrachter ablenken. Die Frau im Vordergrund war sehr jung, ihr kastanienrotes Haar fiel auf runde Schultern <text:span text:style-name="T15">und das blassgrüne Gewand umspielte freizügig ihre noch kindlich kantige Figur. Im Arm hielt sie einen mit Wasser überschwappenden Krug, dessen Form die Knospen ihrer Brust betonte. Hinter ihr stand NAME2, deutlich zu erkennen an der dunklen Haut und dem namensgebenden schwarzen Haar. Ihr Dekoltee war üppig und präsentierte sich von orange-rot-gelben Rüschen gesäumt. Ihr Gewand war lang und gewickelt und präsentierte eine reizvoll ausgestellte Hüfte und ein langes schlankes Bein. Auf dem Kopf trug sie einen Turban, der mit Früchten und Blumen geschmückt war. Das Alter der Dritten zeigte sich nur in einer einzelnen grauen Strähne im braunen Haar. Ihre Reize bestanden in vollen dunklen Lippen die wie nachdenklich leicht offen standen und Augen so grün wie ein Bergsee. Ihr wallendes Kleis war rot und Braun und in den Händen hielt sie mehrere Schriftrollen.</text:span></text:p>
      <text:p text:style-name="P15">„<text:span text:style-name="T16">Der Künstler hat mit der Symbolik nicht gegeizt“, kommentierte Alim gedankenverloren, doch NAME DER REHU reagierte keineswegs verärgert.</text:span></text:p>
      <text:p text:style-name="P15">„<text:span text:style-name="T16">Ja, es ist üblich, dem ersten Dreierrat die Attribute der Dreifachen selbst zuzuordnen, es soll kein Zeichen von Anmaßung sein, sondern viel mehr ein Ausdruck der Frömmigkeit. Die ersten Führerinnen strebten stets danach der Dreifachen nahe zu sein.“</text:span></text:p>
      <text:p text:style-name="P16"><text:soft-page-break/>Alim überlegte kurz ob es wirklich so rum gewesen war oder ob das Bild nicht viel näher an der Wahrheit war als zu vermuten wäre. Wurden die drei Frauen wirklich wie die Göttin dargestellt, oder wurde die Dreifache nicht viel mehr wie diese ersten Anführerinnen der Rehu beschrieben? Alim war sich nicht sicher ob er an die Dreifache glaubte, neben den anderen Religionen Gattlands waren die Mythen um die Dreifache sicherlich die plausibelsten, aber waren sie auch wahr? Die Vorstellung von einer Göttin die in allem enthalten sein soll, die Vergangenheit, die Gegenwart und die Zukunft beherrsche und die Menschen zu einem besseren Leben, auf Erden und nach dem Tode, führen will war ihm als Magier irgendwie abstrakt. <text:span text:style-name="T17">Jeden Tag erlebte er die Welt als ein Chaos aus Umformungen und Kreisläufen, einem ständigen Entstehen und Zerfallen, immer wieder aufs neue im Kreise. Dass es in diesem ständigen drehen auch ein Voran geben sollte, etwas Lineares das aus einer Vergangenheit über die Gegenwart eine Zukunft machte hielt er für unwahrscheinlich und doch konnte er den Prozess als solches nicht leugnen.</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erif" svg:font-family="'DejaVu Serif'"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shadow="none" style:writing-mode="page"/>
      <style:text-properties style:font-name="DejaVu Serif" fo:font-family="'DejaVu Serif'" style:font-style-name="Book"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ufgabenstellung" style:family="paragraph" style:master-page-name="">
      <style:paragraph-properties fo:margin-left="0cm" fo:margin-right="0cm" fo:margin-top="0cm" fo:margin-bottom="0cm" loext:contextual-spacing="false" fo:text-indent="0cm" style:auto-text-indent="false" style:page-number="auto" fo:padding="0.499cm" fo:border="0.06pt solid #000000" style:shadow="none" style:writing-mode="page"/>
      <style:text-properties style:font-size-asian="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0T11:40:36.189799940</meta:creation-date>
    <dc:date>2017-08-01T22:24:44.008991724</dc:date>
    <meta:editing-duration>PT7H49M50S</meta:editing-duration>
    <meta:editing-cycles>10</meta:editing-cycles>
    <meta:generator>LibreOffice/5.2.5.1$Linux_X86_64 LibreOffice_project/20m0$Build-1</meta:generator>
    <meta:document-statistic meta:table-count="0" meta:image-count="0" meta:object-count="0" meta:page-count="5" meta:paragraph-count="19" meta:word-count="1153" meta:character-count="7623" meta:non-whitespace-character-count="6478"/>
  </office:meta>
</office:document-meta>
</file>